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9">
      <style:graphic-properties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aeaeae" svg:stroke-opacity="100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aeaeae" svg:stroke-opacity="100%" draw:auto-grow-width="false" draw:auto-grow-height="false"/>
      <style:paragraph-properties style:font-independent-line-spacing="false" style:writing-mode="lr-tb"/>
    </style:style>
    <style:style style:family="graphic" style:name="a54">
      <style:graphic-properties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aeaeae" svg:stroke-opacity="100%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aeaea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shboard" table:style-name="ta1">
        <table:table-column table:style-name="co1" table:number-columns-repeated="16384" table:default-cell-style-name="ce1"/>
        <table:table-row table:style-name="ro1">
          <table:table-cell table:style-name="ce1">
            <draw:custom-shape svg:x="0.21429in" svg:y="0.05952in" svg:width="21.78571in" svg:height="0.5in" draw:z-index="30" draw:id="id27" draw:style-name="a52" draw:name="Rectangle 30">
              <svg:title/>
              <svg:desc/>
              <text:p text:style-name="a51" text:class-names="" text:cond-style-name=""><text:span text:style-name="a50" text:class-names="">World Life Expectancy Dashboard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g draw:z-index="1" draw:name="Group 1" draw:id="id12">
              <svg:title/>
              <svg:desc/>
              <draw:g draw:name="Group 2" draw:id="id10">
                <svg:title/>
                <svg:desc/>
                <draw:custom-shape svg:x="0.20565in" svg:y="0.04404in" svg:width="1.9685in" svg:height="3.5631in" draw:id="id0" draw:style-name="a2" draw:name="Rectangle 4">
                  <svg:title/>
                  <svg:desc/>
                  <text:p text:style-name="a1" text:class-names="" text:cond-style-name=""><text:span text:style-name="a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5" draw:id="id9">
                  <svg:title/>
                  <svg:desc/>
                  <draw:frame draw:id="id1" draw:style-name="a5" draw:name="TextBox 6" svg:x="0.27353in" svg:y="0.10505in" svg:width="1.79981in" svg:height="0.70733in">
                    <draw:text-box>
                      <text:p text:style-name="a4" text:class-names="" text:cond-style-name=""><text:span text:style-name="a3" text:class-names="">Average Life Expectancy</text:span></text:p>
                    </draw:text-box>
                    <svg:title/>
                    <svg:desc/>
                  </draw:frame>
                  <draw:g draw:name="Group 7" draw:id="id4">
                    <svg:title/>
                    <svg:desc/>
                    <draw:custom-shape svg:x="0.48736in" svg:y="0.99001in" svg:width="1.38141in" svg:height="1.11347in" draw:id="id2" draw:style-name="a8" draw:name="Rectangle 12">
                      <svg:title/>
                      <svg:desc/>
                      <text:p text:style-name="a7" text:class-names="" text:cond-style-name=""><text:span text:style-name="a6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  <draw:frame draw:id="id3" draw:style-name="a11" draw:name="TextBox 13" svg:x="0.61978in" svg:y="1.11313in" svg:width="1.1236in" svg:height="0.29432in">
                      <draw:text-box>
                        <text:p text:style-name="a10" text:class-names="" text:cond-style-name=""><text:span text:style-name="a9" text:class-names="">Developed</text:span></text:p>
                      </draw:text-box>
                      <svg:title/>
                      <svg:desc/>
                    </draw:frame>
                  </draw:g>
                  <draw:g draw:name="Group 8" draw:id="id8">
                    <svg:title/>
                    <svg:desc/>
                    <draw:custom-shape svg:x="0.47136in" svg:y="2.26783in" svg:width="1.38141in" svg:height="1.11347in" draw:id="id5" draw:style-name="a14" draw:name="Rectangle 9">
                      <svg:title/>
                      <svg:desc/>
                      <text:p text:style-name="a13" text:class-names="" text:cond-style-name=""><text:span text:style-name="a12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  <draw:frame draw:id="id6" draw:style-name="a17" draw:name="TextBox 10" svg:x="0.59022in" svg:y="2.41391in" svg:width="1.1236in" svg:height="0.29432in">
                      <draw:text-box>
                        <text:p text:style-name="a16" text:class-names="" text:cond-style-name=""><text:span text:style-name="a15" text:class-names="">Developing</text:span></text:p>
                      </draw:text-box>
                      <svg:title/>
                      <svg:desc/>
                    </draw:frame>
                    <draw:custom-shape svg:x="0.72806in" svg:y="2.81485in" svg:width="0.82397in" svg:height="0.42045in" draw:id="id7" draw:style-name="a21" draw:name="Rectangle 11">
                      <svg:title/>
                      <svg:desc/>
                      <text:p text:style-name="a20" text:class-names="" text:cond-style-name=""><text:span text:style-name="a18" text:class-names="">66.8</text:span><text:span text:style-name="a19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</draw:g>
                </draw:g>
              </draw:g>
              <draw:custom-shape svg:x="0.76654in" svg:y="1.52858in" svg:width="0.82397in" svg:height="0.42051in" draw:id="id11" draw:style-name="a25" draw:name="Rectangle 3">
                <svg:title/>
                <svg:desc/>
                <text:p text:style-name="a24" text:class-names="" text:cond-style-name=""><text:span text:style-name="a22" text:class-names="">79.2</text:span><text:span text:style-name="a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2"/>
          <table:table-cell table:style-name="ce1">
            <draw:frame draw:z-index="14" draw:id="id13" draw:style-name="a26" draw:name="Chart 14" svg:x="0.17857in" svg:y="0.05178in" svg:width="4.77088in" svg:height="3.5433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custom-shape svg:x="0.28899in" svg:y="0.05178in" svg:width="9.25197in" svg:height="3.54331in" draw:z-index="15" draw:id="id14" draw:style-name="a29" draw:name="Rectangle 15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/>
          <table:table-cell table:style-name="ce1">
            <draw:frame draw:z-index="17" draw:id="id16" draw:style-name="a35" draw:name="TextBox 17" svg:x="0.13803in" svg:y="0.12241in" svg:width="4.52756in" svg:height="0.50594in">
              <draw:text-box>
                <text:p text:style-name="a34" text:class-names="" text:cond-style-name=""><text:span text:style-name="a33" text:class-names="">Average Life Expectancy by GDP</text:span></text:p>
              </draw:text-box>
              <svg:title/>
              <svg:desc/>
            </draw:frame>
          </table:table-cell>
          <table:table-cell table:number-columns-repeated="9"/>
          <table:table-cell table:style-name="ce1">
            <draw:g draw:z-index="18" draw:name="Group 18" draw:id="id22">
              <svg:title/>
              <svg:desc/>
              <draw:custom-shape svg:x="0.20503in" svg:y="0.05094in" svg:width="5.7874in" svg:height="7.84192in" draw:id="id17" draw:style-name="a38" draw:name="Rectangle 19">
                <svg:title/>
                <svg:desc/>
                <text:p text:style-name="a37" text:class-names="" text:cond-style-name=""><text:span text:style-name="a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g draw:name="Group 20" draw:id="id20">
                <svg:title/>
                <svg:desc/>
                <draw:frame draw:id="id18" draw:style-name="a39" draw:name="Chart 22" svg:x="0.23917in" svg:y="0.71306in" svg:width="5.70866in" svg:height="3.53258in" style:rel-width="scale" style:rel-height="scale">
                  <draw:object xlink:href="Object 2/" xlink:type="simple" xlink:show="embed" xlink:actuate="onLoad"/>
                  <svg:title/>
                  <svg:desc/>
                </draw:frame>
                <draw:frame draw:id="id19" draw:style-name="a40" draw:name="Chart 23" svg:x="0.22621in" svg:y="4.27884in" svg:width="5.70866in" svg:height="3.53258in" style:rel-width="scale" style:rel-height="scale">
                  <draw:object xlink:href="Object 3/" xlink:type="simple" xlink:show="embed" xlink:actuate="onLoad"/>
                  <svg:title/>
                  <svg:desc/>
                </draw:frame>
              </draw:g>
              <draw:frame draw:id="id21" draw:style-name="a43" draw:name="TextBox 21" svg:x="0.43122in" svg:y="0.11028in" svg:width="5.47244in" svg:height="0.50441in">
                <draw:text-box>
                  <text:p text:style-name="a42" text:class-names="" text:cond-style-name=""><text:span text:style-name="a41" text:class-names="">Average Life Expectancy by BMI</text:span></text:p>
                </draw:text-box>
                <svg:title/>
                <svg:desc/>
              </draw:frame>
            </draw:g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31" draw:id="id28" draw:style-name="a53" draw:name="Chart 31" svg:x="0.31463in" svg:y="0.14153in" svg:width="4.52362in" svg:height="3.0257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2" draw:id="id29" draw:style-name="a54" draw:name="Chart 32" svg:x="0.26923in" svg:y="0.14103in" svg:width="4.52362in" svg:height="3.0257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custom-shape svg:x="0.20238in" svg:y="0.15511in" svg:width="16in" svg:height="4.29727in" draw:z-index="16" draw:id="id15" draw:style-name="a32" draw:name="Rectangle 16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style-name="ce1">
            <draw:g draw:z-index="24" draw:name="Group 24" draw:id="id26">
              <svg:title/>
              <svg:desc/>
              <draw:frame draw:id="id23" draw:style-name="a44" draw:name="Chart 25" svg:x="2.11162in" svg:y="0.2769in" svg:width="6.88976in" svg:height="3.83246in" style:rel-width="scale" style:rel-height="scale">
                <draw:object xlink:href="Object 4/" xlink:type="simple" xlink:show="embed" xlink:actuate="onLoad"/>
                <svg:title/>
                <svg:desc/>
              </draw:frame>
              <draw:frame draw:id="id24" draw:style-name="a45" draw:name="Chart 26" svg:x="9.0728in" svg:y="0.27286in" svg:width="6.88976in" svg:height="3.83246in" style:rel-width="scale" style:rel-height="scale">
                <draw:object xlink:href="Object 5/" xlink:type="simple" xlink:show="embed" xlink:actuate="onLoad"/>
                <svg:title/>
                <svg:desc/>
              </draw:frame>
              <draw:frame draw:id="id25" draw:style-name="a49" draw:name="TextBox 29" svg:x="6.5in" svg:y="0.03606in" svg:width="5.47244in" svg:height="0.35196in">
                <draw:text-box>
                  <text:p text:style-name="a48" text:class-names="" text:cond-style-name=""><text:span text:style-name="a46" text:class-names="">Trend of Adult Mortality Rates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'https://d.docs.live.net/8c33a7e4ddcab9f4/Desktop/Gayathri/ANALYSTBUILDER/Life%20expectancy%20dashboard/LifeExpectancyDashboard.xlsx'#life_expectancy_by_status" table:style-name="ta2">
        <table:table-source xlink:href="https://d.docs.live.net/8c33a7e4ddcab9f4/Desktop/Gayathri/ANALYSTBUILDER/Life%20expectancy%20dashboard/LifeExpectancyDashboard.xlsx" table:table-name="life_expectancy_by_statu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8c33a7e4ddcab9f4/Desktop/Gayathri/ANALYSTBUILDER/Life%20expectancy%20dashboard/LifeExpectancyDashboard.xlsx'#life_expectancy_by_GDP" table:style-name="ta2">
        <table:table-source xlink:href="https://d.docs.live.net/8c33a7e4ddcab9f4/Desktop/Gayathri/ANALYSTBUILDER/Life%20expectancy%20dashboard/LifeExpectancyDashboard.xlsx" table:table-name="life_expectancy_by_GDP" table:mode="copy-results-only"/>
        <table:table-column/>
        <table:table-row>
          <table:table-cell/>
          <table:table-cell office:value-type="string" office:string-value="Avg_Life_Expectancy"/>
          <table:table-cell office:value-type="string" office:string-value="GDP"/>
          <table:table-cell table:number-columns-repeated="16381"/>
        </table:table-row>
        <table:table-row>
          <table:table-cell office:value-type="string" office:string-value="Somalia"/>
          <table:table-cell office:value-type="float" office:value="53.3"/>
          <table:table-cell office:value-type="float" office:value="55.8"/>
          <table:table-cell table:number-columns-repeated="16381"/>
        </table:table-row>
        <table:table-row>
          <table:table-cell office:value-type="string" office:string-value="Burundi"/>
          <table:table-cell office:value-type="float" office:value="55.5"/>
          <table:table-cell office:value-type="float" office:value="137.9"/>
          <table:table-cell table:number-columns-repeated="16381"/>
        </table:table-row>
        <table:table-row>
          <table:table-cell office:value-type="string" office:string-value="Eritrea"/>
          <table:table-cell office:value-type="float" office:value="60.7"/>
          <table:table-cell office:value-type="float" office:value="194.6"/>
          <table:table-cell table:number-columns-repeated="16381"/>
        </table:table-row>
        <table:table-row>
          <table:table-cell office:value-type="string" office:string-value="Malawi"/>
          <table:table-cell office:value-type="float" office:value="49.9"/>
          <table:table-cell office:value-type="float" office:value="237.6"/>
          <table:table-cell table:number-columns-repeated="16381"/>
        </table:table-row>
        <table:table-row>
          <table:table-cell office:value-type="string" office:string-value="Liberia"/>
          <table:table-cell office:value-type="float" office:value="57.5"/>
          <table:table-cell office:value-type="float" office:value="246.3"/>
          <table:table-cell table:number-columns-repeated="16381"/>
        </table:table-row>
        <table:table-row>
          <table:table-cell/>
          <table:table-cell office:value-type="string" office:string-value="Avg_Life_Expectancy"/>
          <table:table-cell office:value-type="string" office:string-value="GDP"/>
          <table:table-cell table:number-columns-repeated="16381"/>
        </table:table-row>
        <table:table-row>
          <table:table-cell office:value-type="string" office:string-value="Australia"/>
          <table:table-cell office:value-type="float" office:value="81.8"/>
          <table:table-cell office:value-type="float" office:value="34637.599999999999"/>
          <table:table-cell table:number-columns-repeated="16381"/>
        </table:table-row>
        <table:table-row>
          <table:table-cell office:value-type="string" office:string-value="Netherlands"/>
          <table:table-cell office:value-type="float" office:value="81.099999999999994"/>
          <table:table-cell office:value-type="float" office:value="34964.800000000003"/>
          <table:table-cell table:number-columns-repeated="16381"/>
        </table:table-row>
        <table:table-row>
          <table:table-cell office:value-type="string" office:string-value="Qatar"/>
          <table:table-cell office:value-type="float" office:value="77"/>
          <table:table-cell office:value-type="float" office:value="40748.6"/>
          <table:table-cell table:number-columns-repeated="16381"/>
        </table:table-row>
        <table:table-row>
          <table:table-cell office:value-type="string" office:string-value="Luxembourg"/>
          <table:table-cell office:value-type="float" office:value="80.8"/>
          <table:table-cell office:value-type="float" office:value="53257.1"/>
          <table:table-cell table:number-columns-repeated="16381"/>
        </table:table-row>
        <table:table-row>
          <table:table-cell office:value-type="string" office:string-value="Switzerland"/>
          <table:table-cell office:value-type="float" office:value="82.3"/>
          <table:table-cell office:value-type="float" office:value="57363.1"/>
          <table:table-cell table:number-columns-repeated="16381"/>
        </table:table-row>
        <table:table-row table:number-rows-repeated="1048564">
          <table:table-cell table:number-columns-repeated="16381"/>
        </table:table-row>
      </table:table>
      <table:table table:name="'https://d.docs.live.net/8c33a7e4ddcab9f4/Desktop/Gayathri/ANALYSTBUILDER/Life%20expectancy%20dashboard/LifeExpectancyDashboard.xlsx'#life_expectancy_per_country" table:style-name="ta2">
        <table:table-source xlink:href="https://d.docs.live.net/8c33a7e4ddcab9f4/Desktop/Gayathri/ANALYSTBUILDER/Life%20expectancy%20dashboard/LifeExpectancyDashboard.xlsx" table:table-name="life_expectancy_per_country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8c33a7e4ddcab9f4/Desktop/Gayathri/ANALYSTBUILDER/Life%20expectancy%20dashboard/LifeExpectancyDashboard.xlsx'#adult_mortality_-_low" table:style-name="ta2">
        <table:table-source xlink:href="https://d.docs.live.net/8c33a7e4ddcab9f4/Desktop/Gayathri/ANALYSTBUILDER/Life%20expectancy%20dashboard/LifeExpectancyDashboard.xlsx" table:table-name="adult_mortality_-_low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8c33a7e4ddcab9f4/Desktop/Gayathri/ANALYSTBUILDER/Life%20expectancy%20dashboard/LifeExpectancyDashboard.xlsx'#Adult_Mortality-high" table:style-name="ta2">
        <table:table-source xlink:href="https://d.docs.live.net/8c33a7e4ddcab9f4/Desktop/Gayathri/ANALYSTBUILDER/Life%20expectancy%20dashboard/LifeExpectancyDashboard.xlsx" table:table-name="Adult_Mortality-high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8c33a7e4ddcab9f4/Desktop/Gayathri/ANALYSTBUILDER/Life%20expectancy%20dashboard/LifeExpectancyDashboard.xlsx'#life_expectancy_and_BMI_per_cou" table:style-name="ta2">
        <table:table-source xlink:href="https://d.docs.live.net/8c33a7e4ddcab9f4/Desktop/Gayathri/ANALYSTBUILDER/Life%20expectancy%20dashboard/LifeExpectancyDashboard.xlsx" table:table-name="life_expectancy_and_BMI_per_cou" table:mode="copy-results-only"/>
        <table:table-column/>
        <table:table-row>
          <table:table-cell/>
          <table:table-cell office:value-type="string" office:string-value="Avg_Life_Expectancy"/>
          <table:table-cell office:value-type="string" office:string-value="BMI"/>
          <table:table-cell table:number-columns-repeated="16381"/>
        </table:table-row>
        <table:table-row>
          <table:table-cell office:value-type="string" office:string-value="Kiribati"/>
          <table:table-cell office:value-type="float" office:value="65.099999999999994"/>
          <table:table-cell office:value-type="float" office:value="69.400000000000006"/>
          <table:table-cell table:number-columns-repeated="16381"/>
        </table:table-row>
        <table:table-row>
          <table:table-cell office:value-type="string" office:string-value="Malta"/>
          <table:table-cell office:value-type="float" office:value="80.400000000000006"/>
          <table:table-cell office:value-type="float" office:value="66.2"/>
          <table:table-cell table:number-columns-repeated="16381"/>
        </table:table-row>
        <table:table-row>
          <table:table-cell office:value-type="string" office:string-value="Qatar"/>
          <table:table-cell office:value-type="float" office:value="77"/>
          <table:table-cell office:value-type="float" office:value="65.599999999999994"/>
          <table:table-cell table:number-columns-repeated="16381"/>
        </table:table-row>
        <table:table-row>
          <table:table-cell office:value-type="string" office:string-value="Micronesia "/>
          <table:table-cell office:value-type="float" office:value="68.2"/>
          <table:table-cell office:value-type="float" office:value="65.2"/>
          <table:table-cell table:number-columns-repeated="16381"/>
        </table:table-row>
        <table:table-row>
          <table:table-cell office:value-type="string" office:string-value="Samoa"/>
          <table:table-cell office:value-type="float" office:value="73.599999999999994"/>
          <table:table-cell office:value-type="float" office:value="62.9"/>
          <table:table-cell table:number-columns-repeated="16381"/>
        </table:table-row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Avg_Life_Expectancy"/>
          <table:table-cell office:value-type="string" office:string-value="BMI"/>
          <table:table-cell table:number-columns-repeated="16381"/>
        </table:table-row>
        <table:table-row>
          <table:table-cell office:value-type="string" office:string-value="Rwanda"/>
          <table:table-cell office:value-type="float" office:value="59.3"/>
          <table:table-cell office:value-type="float" office:value="14.7"/>
          <table:table-cell table:number-columns-repeated="16381"/>
        </table:table-row>
        <table:table-row>
          <table:table-cell office:value-type="string" office:string-value="Timor-Leste"/>
          <table:table-cell office:value-type="float" office:value="64.8"/>
          <table:table-cell office:value-type="float" office:value="14.6"/>
          <table:table-cell table:number-columns-repeated="16381"/>
        </table:table-row>
        <table:table-row>
          <table:table-cell office:value-type="string" office:string-value="Lao People's Democratic Republic"/>
          <table:table-cell office:value-type="float" office:value="62.4"/>
          <table:table-cell office:value-type="float" office:value="14.4"/>
          <table:table-cell table:number-columns-repeated="16381"/>
        </table:table-row>
        <table:table-row>
          <table:table-cell office:value-type="string" office:string-value="Bangladesh"/>
          <table:table-cell office:value-type="float" office:value="69.3"/>
          <table:table-cell office:value-type="float" office:value="12.9"/>
          <table:table-cell table:number-columns-repeated="16381"/>
        </table:table-row>
        <table:table-row>
          <table:table-cell office:value-type="string" office:string-value="Viet Nam"/>
          <table:table-cell office:value-type="float" office:value="74.8"/>
          <table:table-cell office:value-type="float" office:value="11.2"/>
          <table:table-cell table:number-columns-repeated="16381"/>
        </table:table-row>
        <table:table-row table:number-rows-repeated="1048558">
          <table:table-cell table:number-columns-repeated="16381"/>
        </table:table-row>
      </table:table>
      <table:table table:name="'https://d.docs.live.net/8c33a7e4ddcab9f4/Desktop/Gayathri/ANALYSTBUILDER/Life%20expectancy%20dashboard/LifeExpectancyDashboard.xlsx'#DASHBOARD" table:style-name="ta2">
        <table:table-source xlink:href="https://d.docs.live.net/8c33a7e4ddcab9f4/Desktop/Gayathri/ANALYSTBUILDER/Life%20expectancy%20dashboard/LifeExpectancyDashboard.xlsx" table:table-name="DASHBOARD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Slicer_Country" table:expression="of:=&quot;&quot;" table:base-cell-address="Dashboard.$A$1"/>
        <table:named-expression table:name="Slicer_Country1" table:expression="of:=&quot;&quot;" table:base-cell-address="Dashboard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Gayathri Madushani</meta:initial-creator>
    <dc:creator>Gayathri Madushani</dc:creator>
    <meta:creation-date>2025-06-24T06:33:49Z</meta:creation-date>
    <dc:date>2025-06-24T06:36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1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21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21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21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21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true">
        <chart:label-separator>
          <text:p text:style-name="a1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true">
        <chart:label-separator>
          <text:p text:style-name="a1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38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21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0">
      <style:chart-properties chart:auto-position="true">
        <chart:label-separator>
          <text:p text:style-name="a1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chart-properties chart:auto-position="true">
        <chart:label-separator>
          <text:p text:style-name="a1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1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chart-properties chart:auto-position="true">
        <chart:label-separator>
          <text:p text:style-name="a2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chart-properties chart:auto-position="true">
        <chart:label-separator>
          <text:p text:style-name="a2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4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1181102362205pt" svg:width="343.5031496062992pt" chart:style-name="Crt0">
        <chart:title svg:x="77.6315748031496pt" svg:y="16.35023622047244pt" chart:style-name="CT00">
          <text:p text:style-name="a0" text:class-names="" text:cond-style-name="">Average Life Expectancy per Country</text:p>
        </chart:title>
        <chart:legend style:legend-expansion="custom" style:legend-expansion-aspect-ratio="5.6146792935536229" svg:width="82.25637795275591pt" svg:height="14.65023622047244pt" svg:x="29.58874015748032pt" svg:y="200.8470078740158pt" chart:style-name="Lgnd"/>
        <chart:plot-area svg:x="23.19503937007874pt" svg:y="43.28385826771653pt" svg:width="309.3081102362205pt" svg:height="204.95pt"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Country</text:p>
            </chart:title>
            <chart:categories table:cell-range-address="local-table.$A$2:.$A$11"/>
          </chart:axis>
          <chart:axis chart:dimension="y" chart:name="primary-y" chart:style-name="Axs1">
            <chart:title chart:style-name="AT01">
              <text:p text:style-name="a2" text:class-names="" text:cond-style-name="">Year</text:p>
            </chart:title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5"/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  <chart:data-point chart:style-name="G0S1P4">
              <chart:data-label chart:style-name="DL014"/>
            </chart:data-point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Highest</text:p>
              </table:table-cell>
              <table:table-cell office:value-type="string">
                <text:p>Lowest</text:p>
              </table:table-cell>
            </table:table-row>
          </table:table-header-rows>
          <table:table-row>
            <table:table-cell office:value-type="string">
              <text:p>Haiti</text:p>
            </table:table-cell>
            <table:table-cell office:value-type="float" office:value="29"/>
            <table:table-cell office:value-type="float" office:value="0"/>
          </table:table-row>
          <table:table-row>
            <table:table-cell office:value-type="string">
              <text:p>Zimbabwe</text:p>
            </table:table-cell>
            <table:table-cell office:value-type="float" office:value="23"/>
            <table:table-cell office:value-type="float" office:value="0"/>
          </table:table-row>
          <table:table-row>
            <table:table-cell office:value-type="string">
              <text:p>Eritrea</text:p>
            </table:table-cell>
            <table:table-cell office:value-type="float" office:value="22"/>
            <table:table-cell office:value-type="float" office:value="0"/>
          </table:table-row>
          <table:table-row>
            <table:table-cell office:value-type="string">
              <text:p>Botswana</text:p>
            </table:table-cell>
            <table:table-cell office:value-type="float" office:value="20"/>
            <table:table-cell office:value-type="float" office:value="0"/>
          </table:table-row>
          <table:table-row>
            <table:table-cell office:value-type="string">
              <text:p>Rwanda</text:p>
            </table:table-cell>
            <table:table-cell office:value-type="float" office:value="20"/>
            <table:table-cell office:value-type="float" office:value="0"/>
          </table:table-row>
          <table:table-row>
            <table:table-cell office:value-type="string">
              <text:p>Uruguay</text:p>
            </table:table-cell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Venezuela (Bolivarian Republic of)</text:p>
            </table:table-cell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Uzbekistan</text:p>
            </table:table-cell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Guyana</text:p>
            </table:table-cell>
            <table:table-cell office:value-type="float" office:value="0"/>
            <table:table-cell office:value-type="float" office:value="1"/>
          </table:table-row>
          <table:table-row>
            <table:table-cell office:value-type="string">
              <text:p>Seychelles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47d45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54.345905511811pt" svg:width="411.0236220472441pt" chart:style-name="Crt0">
        <chart:title chart:style-name="CT00">
          <text:p text:style-name="a0" text:class-names="" text:cond-style-name="">Average Life Expectancy in High BMI Countrie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Country</text:p>
            </chart:title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2" text:class-names="" text:cond-style-name="">Year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Avg_Life_Expectancy</text:p>
              </table:table-cell>
              <table:table-cell office:value-type="string">
                <text:p>BMI</text:p>
              </table:table-cell>
            </table:table-row>
          </table:table-header-rows>
          <table:table-row>
            <table:table-cell office:value-type="string">
              <text:p>Kiribati</text:p>
            </table:table-cell>
            <table:table-cell office:value-type="float" office:value="65.099999999999994"/>
            <table:table-cell office:value-type="float" office:value="69.400000000000006"/>
          </table:table-row>
          <table:table-row>
            <table:table-cell office:value-type="string">
              <text:p>Malta</text:p>
            </table:table-cell>
            <table:table-cell office:value-type="float" office:value="80.400000000000006"/>
            <table:table-cell office:value-type="float" office:value="66.2"/>
          </table:table-row>
          <table:table-row>
            <table:table-cell office:value-type="string">
              <text:p>Qatar</text:p>
            </table:table-cell>
            <table:table-cell office:value-type="float" office:value="77"/>
            <table:table-cell office:value-type="float" office:value="65.599999999999994"/>
          </table:table-row>
          <table:table-row>
            <table:table-cell office:value-type="string">
              <text:p>Micronesia </text:p>
            </table:table-cell>
            <table:table-cell office:value-type="float" office:value="68.2"/>
            <table:table-cell office:value-type="float" office:value="65.2"/>
          </table:table-row>
          <table:table-row>
            <table:table-cell office:value-type="string">
              <text:p>Samoa</text:p>
            </table:table-cell>
            <table:table-cell office:value-type="float" office:value="73.599999999999994"/>
            <table:table-cell office:value-type="float" office:value="62.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83cbe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8ed97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54.345905511811pt" svg:width="411.0236220472441pt" chart:style-name="Crt0">
        <chart:title chart:style-name="CT00">
          <text:p text:style-name="a0" text:class-names="" text:cond-style-name="">Average Life Expectancy in Low BMI Countrie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Country</text:p>
            </chart:title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2" text:class-names="" text:cond-style-name="">Year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Avg_Life_Expectancy</text:p>
              </table:table-cell>
              <table:table-cell office:value-type="string">
                <text:p>BMI</text:p>
              </table:table-cell>
            </table:table-row>
          </table:table-header-rows>
          <table:table-row>
            <table:table-cell office:value-type="string">
              <text:p>Rwanda</text:p>
            </table:table-cell>
            <table:table-cell office:value-type="float" office:value="59.3"/>
            <table:table-cell office:value-type="float" office:value="14.7"/>
          </table:table-row>
          <table:table-row>
            <table:table-cell office:value-type="string">
              <text:p>Timor-Leste</text:p>
            </table:table-cell>
            <table:table-cell office:value-type="float" office:value="64.8"/>
            <table:table-cell office:value-type="float" office:value="14.6"/>
          </table:table-row>
          <table:table-row>
            <table:table-cell office:value-type="string">
              <text:p>Lao People's Democratic Republic</text:p>
            </table:table-cell>
            <table:table-cell office:value-type="float" office:value="62.4"/>
            <table:table-cell office:value-type="float" office:value="14.4"/>
          </table:table-row>
          <table:table-row>
            <table:table-cell office:value-type="string">
              <text:p>Bangladesh</text:p>
            </table:table-cell>
            <table:table-cell office:value-type="float" office:value="69.3"/>
            <table:table-cell office:value-type="float" office:value="12.9"/>
          </table:table-row>
          <table:table-row>
            <table:table-cell office:value-type="string">
              <text:p>Viet Nam</text:p>
            </table:table-cell>
            <table:table-cell office:value-type="float" office:value="74.8"/>
            <table:table-cell office:value-type="float" office:value="11.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a02b93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5.9373228346457pt" svg:width="496.0629921259842pt" chart:style-name="Crt0">
        <chart:title chart:style-name="CT00">
          <text:p text:style-name="a0" text:class-names="" text:cond-style-name="">Highest Adult Mortality Countrie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local-table.$A$2:.$A$17"/>
          </chart:axis>
          <chart:axis chart:dimension="y" chart:name="primary-y" chart:style-name="Axs1">
            <chart:title chart:style-name="AT01">
              <text:p text:style-name="a2" text:class-names="" text:cond-style-name="">No.of People</text:p>
            </chart:title>
            <chart:grid chart:class="major" chart:style-name="GMa1"/>
          </chart:axis>
          <chart:series chart:label-cell-address="local-table.$B$1" chart:values-cell-range-address="local-table.$B$2:.$B$17" chart:class="chart:line" chart:attached-axis="primary-y" chart:style-name="G0S0">
            <chart:data-point chart:repeated="16"/>
          </chart:series>
          <chart:series chart:label-cell-address="local-table.$C$1" chart:values-cell-range-address="local-table.$C$2:.$C$17" chart:class="chart:line" chart:attached-axis="primary-y" chart:style-name="G0S1">
            <chart:data-point chart:repeated="16"/>
          </chart:series>
          <chart:series chart:label-cell-address="local-table.$D$1" chart:values-cell-range-address="local-table.$D$2:.$D$17" chart:class="chart:line" chart:attached-axis="primary-y" chart:style-name="G0S2">
            <chart:data-point chart:repeated="16"/>
          </chart:series>
          <chart:series chart:label-cell-address="local-table.$E$1" chart:values-cell-range-address="local-table.$E$2:.$E$17" chart:class="chart:line" chart:attached-axis="primary-y" chart:style-name="G0S3">
            <chart:data-point chart:repeated="16"/>
          </chart:series>
          <chart:series chart:label-cell-address="local-table.$F$1" chart:values-cell-range-address="local-table.$F$2:.$F$17" chart:class="chart:line" chart:attached-axis="primary-y" chart:style-name="G0S4">
            <chart:data-point chart:repeated="1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Botswana</text:p>
              </table:table-cell>
              <table:table-cell office:value-type="string">
                <text:p>CÃƒÂ´te d'Ivoire</text:p>
              </table:table-cell>
              <table:table-cell office:value-type="string">
                <text:p>Lesotho</text:p>
              </table:table-cell>
              <table:table-cell office:value-type="string">
                <text:p>Malawi</text:p>
              </table:table-cell>
              <table:table-cell office:value-type="string">
                <text:p>Zimbabwe</text:p>
              </table:table-cell>
            </table:table-row>
          </table:table-header-rows>
          <table:table-row>
            <table:table-cell office:value-type="string">
              <text:p>2007</text:p>
            </table:table-cell>
            <table:table-cell office:value-type="float" office:value="647"/>
            <table:table-cell office:value-type="float" office:value="461"/>
            <table:table-cell office:value-type="float" office:value="543"/>
            <table:table-cell office:value-type="float" office:value="588"/>
            <table:table-cell office:value-type="float" office:value="665"/>
          </table:table-row>
          <table:table-row>
            <table:table-cell office:value-type="string">
              <text:p>2008</text:p>
            </table:table-cell>
            <table:table-cell office:value-type="float" office:value="679"/>
            <table:table-cell office:value-type="float" office:value="467"/>
            <table:table-cell office:value-type="float" office:value="586"/>
            <table:table-cell office:value-type="float" office:value="599"/>
            <table:table-cell office:value-type="float" office:value="686"/>
          </table:table-row>
          <table:table-row>
            <table:table-cell office:value-type="string">
              <text:p>2009</text:p>
            </table:table-cell>
            <table:table-cell office:value-type="float" office:value="699"/>
            <table:table-cell office:value-type="float" office:value="473"/>
            <table:table-cell office:value-type="float" office:value="622"/>
            <table:table-cell office:value-type="float" office:value="67"/>
            <table:table-cell office:value-type="float" office:value="73"/>
          </table:table-row>
          <table:table-row>
            <table:table-cell office:value-type="string">
              <text:p>2010</text:p>
            </table:table-cell>
            <table:table-cell office:value-type="float" office:value="693"/>
            <table:table-cell office:value-type="float" office:value="473"/>
            <table:table-cell office:value-type="float" office:value="648"/>
            <table:table-cell office:value-type="float" office:value="613"/>
            <table:table-cell office:value-type="float" office:value="715"/>
          </table:table-row>
          <table:table-row>
            <table:table-cell office:value-type="string">
              <text:p>2011</text:p>
            </table:table-cell>
            <table:table-cell office:value-type="float" office:value="652"/>
            <table:table-cell office:value-type="float" office:value="472"/>
            <table:table-cell office:value-type="float" office:value="666"/>
            <table:table-cell office:value-type="float" office:value="615"/>
            <table:table-cell office:value-type="float" office:value="723"/>
          </table:table-row>
          <table:table-row>
            <table:table-cell office:value-type="string">
              <text:p>2012</text:p>
            </table:table-cell>
            <table:table-cell office:value-type="float" office:value="566"/>
            <table:table-cell office:value-type="float" office:value="466"/>
            <table:table-cell office:value-type="float" office:value="675"/>
            <table:table-cell office:value-type="float" office:value="66"/>
            <table:table-cell office:value-type="float" office:value="717"/>
          </table:table-row>
          <table:table-row>
            <table:table-cell office:value-type="string">
              <text:p>2013</text:p>
            </table:table-cell>
            <table:table-cell office:value-type="float" office:value="491"/>
            <table:table-cell office:value-type="float" office:value="452"/>
            <table:table-cell office:value-type="float" office:value="654"/>
            <table:table-cell office:value-type="float" office:value="587"/>
            <table:table-cell office:value-type="float" office:value="7"/>
          </table:table-row>
          <table:table-row>
            <table:table-cell office:value-type="string">
              <text:p>2014</text:p>
            </table:table-cell>
            <table:table-cell office:value-type="float" office:value="436"/>
            <table:table-cell office:value-type="float" office:value="443"/>
            <table:table-cell office:value-type="float" office:value="633"/>
            <table:table-cell office:value-type="float" office:value="559"/>
            <table:table-cell office:value-type="float" office:value="67"/>
          </table:table-row>
          <table:table-row>
            <table:table-cell office:value-type="string">
              <text:p>2015</text:p>
            </table:table-cell>
            <table:table-cell office:value-type="float" office:value="427"/>
            <table:table-cell office:value-type="float" office:value="437"/>
            <table:table-cell office:value-type="float" office:value="592"/>
            <table:table-cell office:value-type="float" office:value="525"/>
            <table:table-cell office:value-type="float" office:value="632"/>
          </table:table-row>
          <table:table-row>
            <table:table-cell office:value-type="string">
              <text:p>2016</text:p>
            </table:table-cell>
            <table:table-cell office:value-type="float" office:value="393"/>
            <table:table-cell office:value-type="float" office:value="426"/>
            <table:table-cell office:value-type="float" office:value="566"/>
            <table:table-cell office:value-type="float" office:value="491"/>
            <table:table-cell office:value-type="float" office:value="587"/>
          </table:table-row>
          <table:table-row>
            <table:table-cell office:value-type="string">
              <text:p>2017</text:p>
            </table:table-cell>
            <table:table-cell office:value-type="float" office:value="349"/>
            <table:table-cell office:value-type="float" office:value="417"/>
            <table:table-cell office:value-type="float" office:value="527"/>
            <table:table-cell office:value-type="float" office:value="462"/>
            <table:table-cell office:value-type="float" office:value="527"/>
          </table:table-row>
          <table:table-row>
            <table:table-cell office:value-type="string">
              <text:p>2018</text:p>
            </table:table-cell>
            <table:table-cell office:value-type="float" office:value="325"/>
            <table:table-cell office:value-type="float" office:value="419"/>
            <table:table-cell office:value-type="float" office:value="52"/>
            <table:table-cell office:value-type="float" office:value="441"/>
            <table:table-cell office:value-type="float" office:value="464"/>
          </table:table-row>
          <table:table-row>
            <table:table-cell office:value-type="string">
              <text:p>2019</text:p>
            </table:table-cell>
            <table:table-cell office:value-type="float" office:value="3"/>
            <table:table-cell office:value-type="float" office:value="415"/>
            <table:table-cell office:value-type="float" office:value="513"/>
            <table:table-cell office:value-type="float" office:value="42"/>
            <table:table-cell office:value-type="float" office:value="429"/>
          </table:table-row>
          <table:table-row>
            <table:table-cell office:value-type="string">
              <text:p>2020</text:p>
            </table:table-cell>
            <table:table-cell office:value-type="float" office:value="286"/>
            <table:table-cell office:value-type="float" office:value="412"/>
            <table:table-cell office:value-type="float" office:value="518"/>
            <table:table-cell office:value-type="float" office:value="394"/>
            <table:table-cell office:value-type="float" office:value="399"/>
          </table:table-row>
          <table:table-row>
            <table:table-cell office:value-type="string">
              <text:p>2021</text:p>
            </table:table-cell>
            <table:table-cell office:value-type="float" office:value="268"/>
            <table:table-cell office:value-type="float" office:value="47"/>
            <table:table-cell office:value-type="float" office:value="522"/>
            <table:table-cell office:value-type="float" office:value="377"/>
            <table:table-cell office:value-type="float" office:value="371"/>
          </table:table-row>
          <table:table-row>
            <table:table-cell office:value-type="string">
              <text:p>2022</text:p>
            </table:table-cell>
            <table:table-cell office:value-type="float" office:value="256"/>
            <table:table-cell office:value-type="float" office:value="397"/>
            <table:table-cell office:value-type="float" office:value="484"/>
            <table:table-cell office:value-type="float" office:value="365"/>
            <table:table-cell office:value-type="float" office:value="33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a02b93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75.9373228346457pt" svg:width="496.0629921259842pt" chart:style-name="Crt0">
        <chart:title svg:x="165.9920472440945pt" svg:y="4.683228346456693pt" chart:style-name="CT00">
          <text:p text:style-name="a0" text:class-names="" text:cond-style-name="">Lowest Adult Mortality Countries</text:p>
        </chart:title>
        <chart:legend chart:legend-position="bottom" chart:legend-align="center" chart:style-name="Lgnd"/>
        <chart:plot-area svg:x="0.0pt" svg:y="22.0pt" svg:width="487.4551181102362pt" svg:height="209.1166929133858pt"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Year</text:p>
            </chart:title>
            <chart:categories table:cell-range-address="local-table.$A$2:.$A$17"/>
          </chart:axis>
          <chart:axis chart:dimension="y" chart:name="primary-y" chart:style-name="Axs1">
            <chart:title chart:style-name="AT01">
              <text:p text:style-name="a2" text:class-names="" text:cond-style-name="">No.of People</text:p>
            </chart:title>
            <chart:grid chart:class="major" chart:style-name="GMa1"/>
          </chart:axis>
          <chart:series chart:label-cell-address="local-table.$B$1" chart:values-cell-range-address="local-table.$B$2:.$B$17" chart:class="chart:line" chart:attached-axis="primary-y" chart:style-name="G0S0">
            <chart:data-point chart:repeated="16"/>
          </chart:series>
          <chart:series chart:label-cell-address="local-table.$C$1" chart:values-cell-range-address="local-table.$C$2:.$C$17" chart:class="chart:line" chart:attached-axis="primary-y" chart:style-name="G0S1">
            <chart:data-point chart:repeated="16"/>
          </chart:series>
          <chart:series chart:label-cell-address="local-table.$D$1" chart:values-cell-range-address="local-table.$D$2:.$D$17" chart:class="chart:line" chart:attached-axis="primary-y" chart:style-name="G0S2">
            <chart:data-point chart:repeated="16"/>
          </chart:series>
          <chart:series chart:label-cell-address="local-table.$E$1" chart:values-cell-range-address="local-table.$E$2:.$E$17" chart:class="chart:line" chart:attached-axis="primary-y" chart:style-name="G0S3">
            <chart:data-point chart:repeated="16"/>
          </chart:series>
          <chart:series chart:label-cell-address="local-table.$F$1" chart:values-cell-range-address="local-table.$F$2:.$F$17" chart:class="chart:line" chart:attached-axis="primary-y" chart:style-name="G0S4">
            <chart:data-point chart:repeated="1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Albania</text:p>
              </table:table-cell>
              <table:table-cell office:value-type="string">
                <text:p>Cyprus</text:p>
              </table:table-cell>
              <table:table-cell office:value-type="string">
                <text:p>Iceland</text:p>
              </table:table-cell>
              <table:table-cell office:value-type="string">
                <text:p>Saudi Arabia</text:p>
              </table:table-cell>
              <table:table-cell office:value-type="string">
                <text:p>Tunisia</text:p>
              </table:table-cell>
            </table:table-row>
          </table:table-header-rows>
          <table:table-row>
            <table:table-cell office:value-type="string">
              <text:p>2007</text:p>
            </table:table-cell>
            <table:table-cell office:value-type="float" office:value="11"/>
            <table:table-cell office:value-type="float" office:value="7"/>
            <table:table-cell office:value-type="float" office:value="74"/>
            <table:table-cell office:value-type="float" office:value="11"/>
            <table:table-cell office:value-type="float" office:value="112"/>
          </table:table-row>
          <table:table-row>
            <table:table-cell office:value-type="string">
              <text:p>2008</text:p>
            </table:table-cell>
            <table:table-cell office:value-type="float" office:value="14"/>
            <table:table-cell office:value-type="float" office:value="69"/>
            <table:table-cell office:value-type="float" office:value="72"/>
            <table:table-cell office:value-type="float" office:value="17"/>
            <table:table-cell office:value-type="float" office:value="11"/>
          </table:table-row>
          <table:table-row>
            <table:table-cell office:value-type="string">
              <text:p>2009</text:p>
            </table:table-cell>
            <table:table-cell office:value-type="float" office:value="15"/>
            <table:table-cell office:value-type="float" office:value="68"/>
            <table:table-cell office:value-type="float" office:value="7"/>
            <table:table-cell office:value-type="float" office:value="15"/>
            <table:table-cell office:value-type="float" office:value="19"/>
          </table:table-row>
          <table:table-row>
            <table:table-cell office:value-type="string">
              <text:p>2010</text:p>
            </table:table-cell>
            <table:table-cell office:value-type="float" office:value="18"/>
            <table:table-cell office:value-type="float" office:value="66"/>
            <table:table-cell office:value-type="float" office:value="65"/>
            <table:table-cell office:value-type="float" office:value="13"/>
            <table:table-cell office:value-type="float" office:value="17"/>
          </table:table-row>
          <table:table-row>
            <table:table-cell office:value-type="string">
              <text:p>2011</text:p>
            </table:table-cell>
            <table:table-cell office:value-type="float" office:value="17"/>
            <table:table-cell office:value-type="float" office:value="65"/>
            <table:table-cell office:value-type="float" office:value="65"/>
            <table:table-cell office:value-type="float" office:value="12"/>
            <table:table-cell office:value-type="float" office:value="15"/>
          </table:table-row>
          <table:table-row>
            <table:table-cell office:value-type="string">
              <text:p>2012</text:p>
            </table:table-cell>
            <table:table-cell office:value-type="float" office:value="15"/>
            <table:table-cell office:value-type="float" office:value="65"/>
            <table:table-cell office:value-type="float" office:value="62"/>
            <table:table-cell office:value-type="float" office:value="11"/>
            <table:table-cell office:value-type="float" office:value="14"/>
          </table:table-row>
          <table:table-row>
            <table:table-cell office:value-type="string">
              <text:p>2013</text:p>
            </table:table-cell>
            <table:table-cell office:value-type="float" office:value="99"/>
            <table:table-cell office:value-type="float" office:value="64"/>
            <table:table-cell office:value-type="float" office:value="61"/>
            <table:table-cell office:value-type="float" office:value="1"/>
            <table:table-cell office:value-type="float" office:value="12"/>
          </table:table-row>
          <table:table-row>
            <table:table-cell office:value-type="string">
              <text:p>2014</text:p>
            </table:table-cell>
            <table:table-cell office:value-type="float" office:value="9"/>
            <table:table-cell office:value-type="float" office:value="63"/>
            <table:table-cell office:value-type="float" office:value="59"/>
            <table:table-cell office:value-type="float" office:value="99"/>
            <table:table-cell office:value-type="float" office:value="12"/>
          </table:table-row>
          <table:table-row>
            <table:table-cell office:value-type="string">
              <text:p>2015</text:p>
            </table:table-cell>
            <table:table-cell office:value-type="float" office:value="1"/>
            <table:table-cell office:value-type="float" office:value="62"/>
            <table:table-cell office:value-type="float" office:value="58"/>
            <table:table-cell office:value-type="float" office:value="98"/>
            <table:table-cell office:value-type="float" office:value="12"/>
          </table:table-row>
          <table:table-row>
            <table:table-cell office:value-type="string">
              <text:p>2016</text:p>
            </table:table-cell>
            <table:table-cell office:value-type="float" office:value="91"/>
            <table:table-cell office:value-type="float" office:value="6"/>
            <table:table-cell office:value-type="float" office:value="55"/>
            <table:table-cell office:value-type="float" office:value="97"/>
            <table:table-cell office:value-type="float" office:value="12"/>
          </table:table-row>
          <table:table-row>
            <table:table-cell office:value-type="string">
              <text:p>2017</text:p>
            </table:table-cell>
            <table:table-cell office:value-type="float" office:value="91"/>
            <table:table-cell office:value-type="float" office:value="59"/>
            <table:table-cell office:value-type="float" office:value="53"/>
            <table:table-cell office:value-type="float" office:value="94"/>
            <table:table-cell office:value-type="float" office:value="12"/>
          </table:table-row>
          <table:table-row>
            <table:table-cell office:value-type="string">
              <text:p>2018</text:p>
            </table:table-cell>
            <table:table-cell office:value-type="float" office:value="88"/>
            <table:table-cell office:value-type="float" office:value="57"/>
            <table:table-cell office:value-type="float" office:value="51"/>
            <table:table-cell office:value-type="float" office:value="92"/>
            <table:table-cell office:value-type="float" office:value="13"/>
          </table:table-row>
          <table:table-row>
            <table:table-cell office:value-type="string">
              <text:p>2019</text:p>
            </table:table-cell>
            <table:table-cell office:value-type="float" office:value="86"/>
            <table:table-cell office:value-type="float" office:value="56"/>
            <table:table-cell office:value-type="float" office:value="5"/>
            <table:table-cell office:value-type="float" office:value="9"/>
            <table:table-cell office:value-type="float" office:value="13"/>
          </table:table-row>
          <table:table-row>
            <table:table-cell office:value-type="string">
              <text:p>2020</text:p>
            </table:table-cell>
            <table:table-cell office:value-type="float" office:value="84"/>
            <table:table-cell office:value-type="float" office:value="54"/>
            <table:table-cell office:value-type="float" office:value="5"/>
            <table:table-cell office:value-type="float" office:value="89"/>
            <table:table-cell office:value-type="float" office:value="13"/>
          </table:table-row>
          <table:table-row>
            <table:table-cell office:value-type="string">
              <text:p>2021</text:p>
            </table:table-cell>
            <table:table-cell office:value-type="float" office:value="8"/>
            <table:table-cell office:value-type="float" office:value="53"/>
            <table:table-cell office:value-type="float" office:value="49"/>
            <table:table-cell office:value-type="float" office:value="88"/>
            <table:table-cell office:value-type="float" office:value="12"/>
          </table:table-row>
          <table:table-row>
            <table:table-cell office:value-type="string">
              <text:p>2022</text:p>
            </table:table-cell>
            <table:table-cell office:value-type="float" office:value="74"/>
            <table:table-cell office:value-type="float" office:value="52"/>
            <table:table-cell office:value-type="float" office:value="49"/>
            <table:table-cell office:value-type="float" office:value="88"/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10">
      <style:chart-properties chart:auto-position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chart-properties chart:auto-position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3">
      <style:chart-properties chart:auto-position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interpolation="cubic-spline" chart:solid-type="cuboid" chart:link-data-style-to-source="true" chart:data-label-number="value" chart:data-label-text="tru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connect-bars="false" chart:interpolation="cubic-spline" chart:solid-type="cuboid" chart:link-data-style-to-source="true" chart:data-label-number="value" chart:data-label-text="true" chart:data-label-symbol="false" chart:label-position="right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none" draw:stroke="solid" svg:stroke-width="0.03125in" svg:stroke-color="#78206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none" draw:stroke="solid" svg:stroke-width="0.03125in" svg:stroke-color="#78206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1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none" draw:stroke="solid" svg:stroke-width="0.03125in" svg:stroke-color="#78206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none" draw:stroke="solid" svg:stroke-width="0.03125in" svg:stroke-color="#78206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none" draw:stroke="solid" svg:stroke-width="0.03125in" svg:stroke-color="#78206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scatter" svg:height="217.8518897637795pt" svg:width="325.7007874015748pt" chart:style-name="Crt0">
        <chart:title chart:style-name="CT00">
          <text:p text:style-name="a0" text:class-names="" text:cond-style-name="">Average Life Expectancy in Low GDP Countrie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label chart:style-name="DL00"/>
            <chart:data-point chart:style-name="G0S0P0">
              <chart:data-label svg:x="56.33212598425196pt" svg:y="157.1903937007874pt" chart:style-name="DL000"/>
            </chart:data-point>
            <chart:data-point chart:style-name="G0S0P1">
              <chart:data-label svg:x="114.8129921259843pt" svg:y="157.15031496063pt" chart:style-name="DL001"/>
            </chart:data-point>
            <chart:data-point chart:style-name="G0S0P2">
              <chart:data-label svg:x="166.9607874015748pt" svg:y="156.6889763779527pt" chart:style-name="DL002"/>
            </chart:data-point>
            <chart:data-point chart:style-name="G0S0P3">
              <chart:data-label svg:x="220.0133070866142pt" svg:y="158.8109448818898pt" chart:style-name="DL003"/>
            </chart:data-point>
            <chart:data-point chart:style-name="G0S0P4">
              <chart:data-label svg:x="270.3516535433071pt" svg:y="154.18pt" chart:style-name="DL004"/>
            </chart:data-point>
          </chart:series>
          <chart:series chart:label-cell-address="local-table.$E$1" chart:values-cell-range-address="local-table.$E$2:.$E$6" chart:class="chart:scatter" chart:attached-axis="primary-y" chart:style-name="G0S1">
            <chart:domain table:cell-range-address="local-table.$D$2:.$D$6"/>
            <chart:data-label chart:style-name="DL01"/>
            <chart:data-point chart:style-name="G0S1P0">
              <chart:data-label svg:x="36.42818897637795pt" svg:y="123.7244094488189pt" chart:style-name="DL010"/>
            </chart:data-point>
            <chart:data-point chart:style-name="G0S1P1">
              <chart:data-label svg:x="64.1484251968504pt" svg:y="90.64417322834644pt" chart:style-name="DL011"/>
            </chart:data-point>
            <chart:data-point chart:style-name="G0S1P2">
              <chart:data-label svg:x="175.1033070866142pt" svg:y="89.84173228346457pt" chart:style-name="DL012"/>
            </chart:data-point>
            <chart:data-point chart:style-name="G0S1P3">
              <chart:data-label svg:x="221.8227559055118pt" svg:y="68.33787401574803pt" chart:style-name="DL013"/>
            </chart:data-point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Avg_Life_Expectancy</text:p>
              </table:table-cell>
              <table:table-cell/>
              <table:table-cell office:value-type="string">
                <text:p>GD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53.3"/>
            <table:table-cell office:value-type="float" office:value="1"/>
            <table:table-cell office:value-type="float" office:value="55.8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55.5"/>
            <table:table-cell office:value-type="float" office:value="2"/>
            <table:table-cell office:value-type="float" office:value="137.9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60.7"/>
            <table:table-cell office:value-type="float" office:value="3"/>
            <table:table-cell office:value-type="float" office:value="194.6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49.9"/>
            <table:table-cell office:value-type="float" office:value="4"/>
            <table:table-cell office:value-type="float" office:value="237.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57.5"/>
            <table:table-cell office:value-type="float" office:value="5"/>
            <table:table-cell office:value-type="float" office:value="246.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10">
      <style:chart-properties chart:auto-position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chart-properties chart:auto-position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3">
      <style:chart-properties chart:auto-position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chart-properties chart:auto-position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value" chart:data-label-text="tru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value" chart:data-label-text="true" chart:data-label-symbol="false" chart:label-position="right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none" draw:stroke="solid" svg:stroke-width="0.03125in" svg:stroke-color="#d86ec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none" draw:stroke="solid" svg:stroke-width="0.03125in" svg:stroke-color="#d86ec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1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none" draw:stroke="solid" svg:stroke-width="0.03125in" svg:stroke-color="#d86ec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none" draw:stroke="solid" svg:stroke-width="0.03125in" svg:stroke-color="#d86ec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3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none" draw:stroke="solid" svg:stroke-width="0.03125in" svg:stroke-color="#d86ec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4" style:data-style-name="N0">
      <style:chart-properties chart:link-data-style-to-source="true" chart:data-label-number="value" chart:data-label-text="true" chart:data-label-symbol="false" chart:label-position="right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none" draw:stroke="solid" svg:stroke-width="0.03125in" svg:stroke-color="#d86ec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scatter" svg:height="217.8518897637795pt" svg:width="325.7007874015748pt" chart:style-name="Crt0">
        <chart:title chart:style-name="CT00">
          <text:p text:style-name="a0" text:class-names="" text:cond-style-name="">Average Life Expectancy in High GDP Countrie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label chart:style-name="DL00"/>
            <chart:data-point chart:style-name="G0S0P0">
              <chart:data-label svg:x="38.41653543307086pt" svg:y="150.3425984251969pt" chart:style-name="DL000"/>
            </chart:data-point>
            <chart:data-point chart:style-name="G0S0P1">
              <chart:data-label svg:x="93.60456692913385pt" svg:y="146.8150393700787pt" chart:style-name="DL001"/>
            </chart:data-point>
            <chart:data-point chart:style-name="G0S0P2">
              <chart:data-label svg:x="160.554094488189pt" svg:y="150.352283464567pt" chart:style-name="DL002"/>
            </chart:data-point>
            <chart:data-point chart:style-name="G0S0P3">
              <chart:data-label svg:x="198.5524409448819pt" svg:y="135.7212598425197pt" chart:style-name="DL003"/>
            </chart:data-point>
            <chart:data-point chart:style-name="G0S0P4">
              <chart:data-label svg:x="258.264094488189pt" svg:y="149.8382677165354pt" chart:style-name="DL004"/>
            </chart:data-point>
          </chart:series>
          <chart:series chart:label-cell-address="local-table.$E$1" chart:values-cell-range-address="local-table.$E$2:.$E$6" chart:class="chart:scatter" chart:attached-axis="primary-y" chart:style-name="G0S1">
            <chart:domain table:cell-range-address="local-table.$D$2:.$D$6"/>
            <chart:data-label chart:style-name="DL01"/>
            <chart:data-point chart:style-name="G0S1P0">
              <chart:data-label svg:x="51.98740157480314pt" svg:y="78.49pt" chart:style-name="DL010"/>
            </chart:data-point>
            <chart:data-point chart:style-name="G0S1P1">
              <chart:data-label svg:x="123.4604724409449pt" svg:y="109.0917322834646pt" chart:style-name="DL011"/>
            </chart:data-point>
            <chart:data-point chart:style-name="G0S1P2">
              <chart:data-label svg:x="176.8391338582677pt" svg:y="95.94440944881888pt" chart:style-name="DL012"/>
            </chart:data-point>
            <chart:data-point chart:style-name="G0S1P3">
              <chart:data-label svg:x="225.6941732283464pt" svg:y="69.95031496062992pt" chart:style-name="DL013"/>
            </chart:data-point>
            <chart:data-point chart:style-name="G0S1P4">
              <chart:data-label svg:x="220.2656692913386pt" svg:y="34.38574803149606pt" chart:style-name="DL01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Avg_Life_Expectancy</text:p>
              </table:table-cell>
              <table:table-cell/>
              <table:table-cell office:value-type="string">
                <text:p>GD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1.8"/>
            <table:table-cell office:value-type="float" office:value="1"/>
            <table:table-cell office:value-type="float" office:value="34637.5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1.099999999999994"/>
            <table:table-cell office:value-type="float" office:value="2"/>
            <table:table-cell office:value-type="float" office:value="34964.800000000003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77"/>
            <table:table-cell office:value-type="float" office:value="3"/>
            <table:table-cell office:value-type="float" office:value="40748.6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80.8"/>
            <table:table-cell office:value-type="float" office:value="4"/>
            <table:table-cell office:value-type="float" office:value="53257.1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82.3"/>
            <table:table-cell office:value-type="float" office:value="5"/>
            <table:table-cell office:value-type="float" office:value="57363.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